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6.52pt" svg:y="333.38pt">
            <loext:p draw:notify-on-update-of-ranges="Sheet1.C1:Sheet1.O1 Sheet1.B2:Sheet1.B2 Sheet1.C2:Sheet1.O2 Sheet1.B3:Sheet1.B3 Sheet1.C3:Sheet1.O3 Sheet1.B4:Sheet1.B4 Sheet1.C4:Sheet1.O4 Sheet1.B5:Sheet1.B5 Sheet1.C5:Sheet1.O5 Sheet1.B6:Sheet1.B6 Sheet1.C6:Sheet1.O6 Sheet1.B7:Sheet1.B7 Sheet1.C7:Sheet1.O7 Sheet1.B8:Sheet1.B8 Sheet1.C8:Sheet1.O8 Sheet1.B9:Sheet1.B9 Sheet1.C9:Sheet1.O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graphId</text:p>
          </table:table-cell>
          <table:table-cell office:value-type="string" calcext:value-type="string">
            <text:p>method</text:p>
          </table:table-cell>
          <table:table-cell table:style-name="ce1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Graph</text:p>
          </table:table-cell>
          <table:table-cell table:style-name="ce2" office:value-type="float" office:value="0.05492" calcext:value-type="float">
            <text:p>0.05492</text:p>
          </table:table-cell>
          <table:table-cell office:value-type="float" office:value="0.13408" calcext:value-type="float">
            <text:p>0.13408</text:p>
          </table:table-cell>
          <table:table-cell office:value-type="float" office:value="0.33394" calcext:value-type="float">
            <text:p>0.33394</text:p>
          </table:table-cell>
          <table:table-cell office:value-type="float" office:value="0.56957" calcext:value-type="float">
            <text:p>0.56957</text:p>
          </table:table-cell>
          <table:table-cell office:value-type="float" office:value="0.74169" calcext:value-type="float">
            <text:p>0.74169</text:p>
          </table:table-cell>
          <table:table-cell table:style-name="ce2" office:value-type="float" office:value="0.8122" calcext:value-type="float">
            <text:p>0.8122</text:p>
          </table:table-cell>
          <table:table-cell table:style-name="ce2" office:value-type="float" office:value="0.86481" calcext:value-type="float">
            <text:p>0.86481</text:p>
          </table:table-cell>
          <table:table-cell table:style-name="ce2" office:value-type="float" office:value="0.87173" calcext:value-type="float">
            <text:p>0.87173</text:p>
          </table:table-cell>
          <table:table-cell table:style-name="ce2" office:value-type="float" office:value="0.87394" calcext:value-type="float">
            <text:p>0.87394</text:p>
          </table:table-cell>
          <table:table-cell table:style-name="ce2" office:value-type="float" office:value="0.87464" calcext:value-type="float">
            <text:p>0.87464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88608" calcext:value-type="float">
            <text:p>0.88608</text:p>
          </table:table-cell>
          <table:table-cell table:style-name="ce2" office:value-type="float" office:value="0.88555" calcext:value-type="float">
            <text:p>0.88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om</text:p>
          </table:table-cell>
          <table:table-cell table:style-name="ce2" office:value-type="float" office:value="0.03594" calcext:value-type="float">
            <text:p>0.03594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6848" calcext:value-type="float">
            <text:p>0.06848</text:p>
          </table:table-cell>
          <table:table-cell office:value-type="float" office:value="0.28173" calcext:value-type="float">
            <text:p>0.28173</text:p>
          </table:table-cell>
          <table:table-cell office:value-type="float" office:value="0.68354" calcext:value-type="float">
            <text:p>0.68354</text:p>
          </table:table-cell>
          <table:table-cell table:style-name="ce2" office:value-type="float" office:value="0.80472" calcext:value-type="float">
            <text:p>0.80472</text:p>
          </table:table-cell>
          <table:table-cell table:style-name="ce2" office:value-type="float" office:value="0.86447" calcext:value-type="float">
            <text:p>0.86447</text:p>
          </table:table-cell>
          <table:table-cell table:style-name="ce2" office:value-type="float" office:value="0.87138" calcext:value-type="float">
            <text:p>0.87138</text:p>
          </table:table-cell>
          <table:table-cell table:style-name="ce2" office:value-type="float" office:value="0.87359" calcext:value-type="float">
            <text:p>0.87359</text:p>
          </table:table-cell>
          <table:table-cell table:style-name="ce2" office:value-type="float" office:value="0.87429" calcext:value-type="float">
            <text:p>0.87429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8857" calcext:value-type="float">
            <text:p>0.8857</text:p>
          </table:table-cell>
          <table:table-cell table:style-name="ce2" office:value-type="float" office:value="0.88555" calcext:value-type="float">
            <text:p>0.88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Piv</text:p>
          </table:table-cell>
          <table:table-cell table:style-name="ce2" office:value-type="float" office:value="0.25258" calcext:value-type="float">
            <text:p>0.25258</text:p>
          </table:table-cell>
          <table:table-cell office:value-type="float" office:value="0.39405" calcext:value-type="float">
            <text:p>0.39405</text:p>
          </table:table-cell>
          <table:table-cell office:value-type="float" office:value="0.62949" calcext:value-type="float">
            <text:p>0.62949</text:p>
          </table:table-cell>
          <table:table-cell office:value-type="float" office:value="0.80951" calcext:value-type="float">
            <text:p>0.80951</text:p>
          </table:table-cell>
          <table:table-cell office:value-type="float" office:value="0.90744" calcext:value-type="float">
            <text:p>0.90744</text:p>
          </table:table-cell>
          <table:table-cell table:style-name="ce2" office:value-type="float" office:value="0.94388" calcext:value-type="float">
            <text:p>0.94388</text:p>
          </table:table-cell>
          <table:table-cell table:style-name="ce2" office:value-type="float" office:value="0.96498" calcext:value-type="float">
            <text:p>0.96498</text:p>
          </table:table-cell>
          <table:table-cell table:style-name="ce2" office:value-type="float" office:value="0.97002" calcext:value-type="float">
            <text:p>0.97002</text:p>
          </table:table-cell>
          <table:table-cell table:style-name="ce2" office:value-type="float" office:value="0.97127" calcext:value-type="float">
            <text:p>0.97127</text:p>
          </table:table-cell>
          <table:table-cell table:style-name="ce2" office:value-type="float" office:value="0.97228" calcext:value-type="float">
            <text:p>0.97228</text:p>
          </table:table-cell>
          <table:table-cell table:style-name="ce2" office:value-type="float" office:value="0.97277" calcext:value-type="float">
            <text:p>0.97277</text:p>
          </table:table-cell>
          <table:table-cell table:style-name="ce2" office:value-type="float" office:value="0.97418" calcext:value-type="float">
            <text:p>0.97418</text:p>
          </table:table-cell>
          <table:table-cell table:style-name="ce2"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1side-dblp</text:p>
          </table:table-cell>
          <table:table-cell table:style-name="ce2" office:value-type="float" office:value="0.26971" calcext:value-type="float">
            <text:p>0.26971</text:p>
          </table:table-cell>
          <table:table-cell office:value-type="float" office:value="0.42655" calcext:value-type="float">
            <text:p>0.42655</text:p>
          </table:table-cell>
          <table:table-cell office:value-type="float" office:value="0.65339" calcext:value-type="float">
            <text:p>0.65339</text:p>
          </table:table-cell>
          <table:table-cell office:value-type="float" office:value="0.81928" calcext:value-type="float">
            <text:p>0.81928</text:p>
          </table:table-cell>
          <table:table-cell office:value-type="float" office:value="0.90387" calcext:value-type="float">
            <text:p>0.90387</text:p>
          </table:table-cell>
          <table:table-cell table:style-name="ce2" office:value-type="float" office:value="0.93922" calcext:value-type="float">
            <text:p>0.93922</text:p>
          </table:table-cell>
          <table:table-cell table:style-name="ce2" office:value-type="float" office:value="0.96577" calcext:value-type="float">
            <text:p>0.96577</text:p>
          </table:table-cell>
          <table:table-cell table:style-name="ce2" office:value-type="float" office:value="0.96987" calcext:value-type="float">
            <text:p>0.96987</text:p>
          </table:table-cell>
          <table:table-cell table:style-name="ce2" office:value-type="float" office:value="0.97163" calcext:value-type="float">
            <text:p>0.97163</text:p>
          </table:table-cell>
          <table:table-cell table:style-name="ce2" office:value-type="float" office:value="0.972" calcext:value-type="float">
            <text:p>0.972</text:p>
          </table:table-cell>
          <table:table-cell table:style-name="ce2" office:value-type="float" office:value="0.97296" calcext:value-type="float">
            <text:p>0.97296</text:p>
          </table:table-cell>
          <table:table-cell table:style-name="ce2" office:value-type="float" office:value="0.97602" calcext:value-type="float">
            <text:p>0.97602</text:p>
          </table:table-cell>
          <table:table-cell table:style-name="ce2" office:value-type="float" office:value="0.97645" calcext:value-type="float">
            <text:p>0.97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table:style-name="ce2" office:value-type="float" office:value="0.84672" calcext:value-type="float">
            <text:p>0.84672</text:p>
          </table:table-cell>
          <table:table-cell office:value-type="float" office:value="0.87629" calcext:value-type="float">
            <text:p>0.87629</text:p>
          </table:table-cell>
          <table:table-cell office:value-type="float" office:value="0.91301" calcext:value-type="float">
            <text:p>0.91301</text:p>
          </table:table-cell>
          <table:table-cell office:value-type="float" office:value="0.93954" calcext:value-type="float">
            <text:p>0.93954</text:p>
          </table:table-cell>
          <table:table-cell office:value-type="float" office:value="0.96378" calcext:value-type="float">
            <text:p>0.96378</text:p>
          </table:table-cell>
          <table:table-cell table:style-name="ce2" office:value-type="float" office:value="0.97116" calcext:value-type="float">
            <text:p>0.97116</text:p>
          </table:table-cell>
          <table:table-cell table:style-name="ce2" office:value-type="float" office:value="0.97397" calcext:value-type="float">
            <text:p>0.97397</text:p>
          </table:table-cell>
          <table:table-cell table:style-name="ce2" office:value-type="float" office:value="0.97415" calcext:value-type="float">
            <text:p>0.97415</text:p>
          </table:table-cell>
          <table:table-cell table:style-name="ce2" office:value-type="float" office:value="0.97436" calcext:value-type="float">
            <text:p>0.97436</text:p>
          </table:table-cell>
          <table:table-cell table:style-name="ce2" office:value-type="float" office:value="0.9742" calcext:value-type="float">
            <text:p>0.9742</text:p>
          </table:table-cell>
          <table:table-cell table:style-name="ce2" office:value-type="float" office:value="0.97387" calcext:value-type="float">
            <text:p>0.97387</text:p>
          </table:table-cell>
          <table:table-cell table:style-name="ce2" office:value-type="float" office:value="0.97532" calcext:value-type="float">
            <text:p>0.97532</text:p>
          </table:table-cell>
          <table:table-cell table:style-name="ce2" office:value-type="float" office:value="0.97483" calcext:value-type="float">
            <text:p>0.97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Center</text:p>
          </table:table-cell>
          <table:table-cell table:style-name="ce2" office:value-type="float" office:value="0.03586" calcext:value-type="float">
            <text:p>0.03586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.07254" calcext:value-type="float">
            <text:p>0.07254</text:p>
          </table:table-cell>
          <table:table-cell office:value-type="float" office:value="0.32596" calcext:value-type="float">
            <text:p>0.32596</text:p>
          </table:table-cell>
          <table:table-cell office:value-type="float" office:value="0.77345" calcext:value-type="float">
            <text:p>0.77345</text:p>
          </table:table-cell>
          <table:table-cell table:style-name="ce2" office:value-type="float" office:value="0.90416" calcext:value-type="float">
            <text:p>0.90416</text:p>
          </table:table-cell>
          <table:table-cell table:style-name="ce2" office:value-type="float" office:value="0.95461" calcext:value-type="float">
            <text:p>0.95461</text:p>
          </table:table-cell>
          <table:table-cell table:style-name="ce2" office:value-type="float" office:value="0.96329" calcext:value-type="float">
            <text:p>0.96329</text:p>
          </table:table-cell>
          <table:table-cell table:style-name="ce2" office:value-type="float" office:value="0.9661" calcext:value-type="float">
            <text:p>0.9661</text:p>
          </table:table-cell>
          <table:table-cell table:style-name="ce2" office:value-type="float" office:value="0.96766" calcext:value-type="float">
            <text:p>0.96766</text:p>
          </table:table-cell>
          <table:table-cell table:style-name="ce2" office:value-type="float" office:value="0.96879" calcext:value-type="float">
            <text:p>0.96879</text:p>
          </table:table-cell>
          <table:table-cell table:style-name="ce2" office:value-type="float" office:value="0.97288" calcext:value-type="float">
            <text:p>0.97288</text:p>
          </table:table-cell>
          <table:table-cell table:style-name="ce2" office:value-type="float" office:value="0.97483" calcext:value-type="float">
            <text:p>0.97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1</text:p>
          </table:table-cell>
          <table:table-cell table:style-name="ce2" office:value-type="float" office:value="0.05491" calcext:value-type="float">
            <text:p>0.05491</text:p>
          </table:table-cell>
          <table:table-cell office:value-type="float" office:value="0.13385" calcext:value-type="float">
            <text:p>0.13385</text:p>
          </table:table-cell>
          <table:table-cell office:value-type="float" office:value="0.33599" calcext:value-type="float">
            <text:p>0.33599</text:p>
          </table:table-cell>
          <table:table-cell office:value-type="float" office:value="0.57103" calcext:value-type="float">
            <text:p>0.57103</text:p>
          </table:table-cell>
          <table:table-cell office:value-type="float" office:value="0.74169" calcext:value-type="float">
            <text:p>0.74169</text:p>
          </table:table-cell>
          <table:table-cell table:style-name="ce2" office:value-type="float" office:value="0.8122" calcext:value-type="float">
            <text:p>0.8122</text:p>
          </table:table-cell>
          <table:table-cell table:style-name="ce2" office:value-type="float" office:value="0.86481" calcext:value-type="float">
            <text:p>0.86481</text:p>
          </table:table-cell>
          <table:table-cell table:style-name="ce2" office:value-type="float" office:value="0.87173" calcext:value-type="float">
            <text:p>0.87173</text:p>
          </table:table-cell>
          <table:table-cell table:style-name="ce2" office:value-type="float" office:value="0.87394" calcext:value-type="float">
            <text:p>0.87394</text:p>
          </table:table-cell>
          <table:table-cell table:style-name="ce2" office:value-type="float" office:value="0.87464" calcext:value-type="float">
            <text:p>0.87464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88608" calcext:value-type="float">
            <text:p>0.88608</text:p>
          </table:table-cell>
          <table:table-cell table:style-name="ce2" office:value-type="float" office:value="0.88555" calcext:value-type="float">
            <text:p>0.88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2</text:p>
          </table:table-cell>
          <table:table-cell table:style-name="ce2" office:value-type="float" office:value="0.05642" calcext:value-type="float">
            <text:p>0.05642</text:p>
          </table:table-cell>
          <table:table-cell office:value-type="float" office:value="0.15452" calcext:value-type="float">
            <text:p>0.15452</text:p>
          </table:table-cell>
          <table:table-cell office:value-type="float" office:value="0.38798" calcext:value-type="float">
            <text:p>0.38798</text:p>
          </table:table-cell>
          <table:table-cell office:value-type="float" office:value="0.59636" calcext:value-type="float">
            <text:p>0.59636</text:p>
          </table:table-cell>
          <table:table-cell office:value-type="float" office:value="0.74866" calcext:value-type="float">
            <text:p>0.74866</text:p>
          </table:table-cell>
          <table:table-cell table:style-name="ce2" office:value-type="float" office:value="0.8147" calcext:value-type="float">
            <text:p>0.8147</text:p>
          </table:table-cell>
          <table:table-cell table:style-name="ce2" office:value-type="float" office:value="0.86516" calcext:value-type="float">
            <text:p>0.86516</text:p>
          </table:table-cell>
          <table:table-cell table:style-name="ce2" office:value-type="float" office:value="0.87208" calcext:value-type="float">
            <text:p>0.87208</text:p>
          </table:table-cell>
          <table:table-cell table:style-name="ce2" office:value-type="float" office:value="0.87394" calcext:value-type="float">
            <text:p>0.87394</text:p>
          </table:table-cell>
          <table:table-cell table:style-name="ce2" office:value-type="float" office:value="0.87464" calcext:value-type="float">
            <text:p>0.87464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88608" calcext:value-type="float">
            <text:p>0.88608</text:p>
          </table:table-cell>
          <table:table-cell table:style-name="ce2" office:value-type="float" office:value="0.88555" calcext:value-type="float">
            <text:p>0.88555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" table:number-columns-repeated="3"/>
          <table:table-cell table:number-columns-repeated="7"/>
        </table:table-row>
        <table:table-row table:style-name="ro1" table:number-rows-repeated="16">
          <table:table-cell table:number-columns-repeated="3"/>
          <table:table-cell table:style-name="Default" table:number-columns-repeated="2"/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13">
          <table:table-cell table:number-columns-repeated="3"/>
          <table:table-cell table:style-name="Default" table:number-columns-repeated="3"/>
          <table:table-cell/>
          <table:table-cell table:style-name="ce2"/>
          <table:table-cell table:number-columns-repeated="7"/>
        </table:table-row>
        <table:table-row table:style-name="ro1" table:number-rows-repeated="7">
          <table:table-cell table:number-columns-repeated="3"/>
          <table:table-cell table:style-name="Default" table:number-columns-repeated="4"/>
          <table:table-cell table:number-columns-repeated="8"/>
        </table:table-row>
        <table:table-row table:style-name="ro1" table:number-rows-repeated="13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 table:number-rows-repeated="19">
          <table:table-cell table:number-columns-repeated="15"/>
        </table:table-row>
        <table:table-row table:style-name="ro1" table:number-rows-repeated="22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9:25:01.727142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6:19:20.113852344</meta:creation-date>
    <dc:title>Tables</dc:title>
    <dc:date>2017-01-17T19:25:39.709548612</dc:date>
    <meta:editing-duration>PT23M50S</meta:editing-duration>
    <meta:editing-cycles>6</meta:editing-cycles>
    <meta:generator>LibreOffice/5.1.2.2$Linux_X86_64 LibreOffice_project/10m0$Build-2</meta:gener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2.458cm" style:legend-expansion="high" chart:style-name="ch2"/>
        <chart:plot-area chart:style-name="ch3" table:cell-range-address="Sheet1.B1:Sheet1.O9" chart:data-source-has-labels="both" svg:x="1.331cm" svg:y="0.18cm" svg:width="11.074cm" svg:height="7.659cm">
          <chartooo:coordinate-region svg:x="2.058cm" svg:y="0.379cm" svg:width="10.253cm" svg:height="6.813cm"/>
          <chart:axis chart:dimension="x" chart:name="primary-x" chart:style-name="ch4" chartooo:axis-type="auto">
            <chartooo:date-scale/>
            <chart:title svg:x="5.991cm" svg:y="8.019cm" chart:style-name="ch5">
              <text:p>3gram(title)</text:p>
            </chart:title>
            <chart:categories table:cell-range-address="Sheet1.C1:Sheet1.O1"/>
            <chart:grid chart:style-name="ch6" chart:class="major"/>
          </chart:axis>
          <chart:axis chart:dimension="y" chart:name="primary-y" chart:style-name="ch7">
            <chart:title svg:x="0.451cm" svg:y="4.318cm" chart:style-name="ch8">
              <text:p>Pre</text:p>
            </chart:title>
            <chart:grid chart:style-name="ch6" chart:class="major"/>
          </chart:axis>
          <chart:series chart:style-name="ch9" chart:values-cell-range-address="Sheet1.C2:Sheet1.O2" chart:label-cell-address="Sheet1.B2:Sheet1.B2" chart:class="chart:line">
            <chart:data-point chart:repeated="13"/>
          </chart:series>
          <chart:series chart:style-name="ch10" chart:values-cell-range-address="Sheet1.C3:Sheet1.O3" chart:label-cell-address="Sheet1.B3:Sheet1.B3" chart:class="chart:line">
            <chart:data-point chart:repeated="13"/>
          </chart:series>
          <chart:series chart:style-name="ch11" chart:values-cell-range-address="Sheet1.C4:Sheet1.O4" chart:label-cell-address="Sheet1.B4:Sheet1.B4" chart:class="chart:line">
            <chart:data-point chart:repeated="13"/>
          </chart:series>
          <chart:series chart:style-name="ch12" chart:values-cell-range-address="Sheet1.C5:Sheet1.O5" chart:label-cell-address="Sheet1.B5:Sheet1.B5" chart:class="chart:line">
            <chart:data-point chart:repeated="13"/>
          </chart:series>
          <chart:series chart:style-name="ch13" chart:values-cell-range-address="Sheet1.C6:Sheet1.O6" chart:label-cell-address="Sheet1.B6:Sheet1.B6" chart:class="chart:line">
            <chart:data-point chart:repeated="13"/>
          </chart:series>
          <chart:series chart:style-name="ch14" chart:values-cell-range-address="Sheet1.C7:Sheet1.O7" chart:label-cell-address="Sheet1.B7:Sheet1.B7" chart:class="chart:line">
            <chart:data-point chart:repeated="13"/>
          </chart:series>
          <chart:series chart:style-name="ch15" chart:values-cell-range-address="Sheet1.C8:Sheet1.O8" chart:label-cell-address="Sheet1.B8:Sheet1.B8" chart:class="chart:line">
            <chart:data-point chart:repeated="13"/>
          </chart:series>
          <chart:series chart:style-name="ch16" chart:values-cell-range-address="Sheet1.C9:Sheet1.O9" chart:label-cell-address="Sheet1.B9:Sheet1.B9" chart:class="chart:line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Sheet1.C1:Sheet1.O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05492">
                <text:p>0.05492</text:p>
                <draw:g>
                  <svg:desc>Sheet1.C2:Sheet1.O2</svg:desc>
                </draw:g>
              </table:table-cell>
              <table:table-cell office:value-type="float" office:value="0.13408">
                <text:p>0.13408</text:p>
              </table:table-cell>
              <table:table-cell office:value-type="float" office:value="0.33394">
                <text:p>0.33394</text:p>
              </table:table-cell>
              <table:table-cell office:value-type="float" office:value="0.56957">
                <text:p>0.56957</text:p>
              </table:table-cell>
              <table:table-cell office:value-type="float" office:value="0.74169">
                <text:p>0.74169</text:p>
              </table:table-cell>
              <table:table-cell office:value-type="float" office:value="0.8122">
                <text:p>0.8122</text:p>
              </table:table-cell>
              <table:table-cell office:value-type="float" office:value="0.86481">
                <text:p>0.86481</text:p>
              </table:table-cell>
              <table:table-cell office:value-type="float" office:value="0.87173">
                <text:p>0.87173</text:p>
              </table:table-cell>
              <table:table-cell office:value-type="float" office:value="0.87394">
                <text:p>0.87394</text:p>
              </table:table-cell>
              <table:table-cell office:value-type="float" office:value="0.87464">
                <text:p>0.87464</text:p>
              </table:table-cell>
              <table:table-cell office:value-type="float" office:value="0.875">
                <text:p>0.875</text:p>
              </table:table-cell>
              <table:table-cell office:value-type="float" office:value="0.88608">
                <text:p>0.88608</text:p>
              </table:table-cell>
              <table:table-cell office:value-type="float" office:value="0.88555">
                <text:p>0.88555</text:p>
              </table:table-cell>
            </table:table-row>
            <table:table-row>
              <table:table-cell office:value-type="string">
                <text:p>concom</text:p>
                <draw:g>
                  <svg:desc>Sheet1.B3:Sheet1.B3</svg:desc>
                </draw:g>
              </table:table-cell>
              <table:table-cell office:value-type="float" office:value="0.03594">
                <text:p>0.03594</text:p>
                <draw:g>
                  <svg:desc>Sheet1.C3:Sheet1.O3</svg:desc>
                </draw:g>
              </table:table-cell>
              <table:table-cell office:value-type="float" office:value="0.03858">
                <text:p>0.03858</text:p>
              </table:table-cell>
              <table:table-cell office:value-type="float" office:value="0.06848">
                <text:p>0.06848</text:p>
              </table:table-cell>
              <table:table-cell office:value-type="float" office:value="0.28173">
                <text:p>0.28173</text:p>
              </table:table-cell>
              <table:table-cell office:value-type="float" office:value="0.68354">
                <text:p>0.68354</text:p>
              </table:table-cell>
              <table:table-cell office:value-type="float" office:value="0.80472">
                <text:p>0.80472</text:p>
              </table:table-cell>
              <table:table-cell office:value-type="float" office:value="0.86447">
                <text:p>0.86447</text:p>
              </table:table-cell>
              <table:table-cell office:value-type="float" office:value="0.87138">
                <text:p>0.87138</text:p>
              </table:table-cell>
              <table:table-cell office:value-type="float" office:value="0.87359">
                <text:p>0.87359</text:p>
              </table:table-cell>
              <table:table-cell office:value-type="float" office:value="0.87429">
                <text:p>0.87429</text:p>
              </table:table-cell>
              <table:table-cell office:value-type="float" office:value="0.875">
                <text:p>0.875</text:p>
              </table:table-cell>
              <table:table-cell office:value-type="float" office:value="0.8857">
                <text:p>0.8857</text:p>
              </table:table-cell>
              <table:table-cell office:value-type="float" office:value="0.88555">
                <text:p>0.88555</text:p>
              </table:table-cell>
            </table:table-row>
            <table:table-row>
              <table:table-cell office:value-type="string">
                <text:p>CCPiv</text:p>
                <draw:g>
                  <svg:desc>Sheet1.B4:Sheet1.B4</svg:desc>
                </draw:g>
              </table:table-cell>
              <table:table-cell office:value-type="float" office:value="0.25258">
                <text:p>0.25258</text:p>
                <draw:g>
                  <svg:desc>Sheet1.C4:Sheet1.O4</svg:desc>
                </draw:g>
              </table:table-cell>
              <table:table-cell office:value-type="float" office:value="0.39405">
                <text:p>0.39405</text:p>
              </table:table-cell>
              <table:table-cell office:value-type="float" office:value="0.62949">
                <text:p>0.62949</text:p>
              </table:table-cell>
              <table:table-cell office:value-type="float" office:value="0.80951">
                <text:p>0.80951</text:p>
              </table:table-cell>
              <table:table-cell office:value-type="float" office:value="0.90744">
                <text:p>0.90744</text:p>
              </table:table-cell>
              <table:table-cell office:value-type="float" office:value="0.94388">
                <text:p>0.94388</text:p>
              </table:table-cell>
              <table:table-cell office:value-type="float" office:value="0.96498">
                <text:p>0.96498</text:p>
              </table:table-cell>
              <table:table-cell office:value-type="float" office:value="0.97002">
                <text:p>0.97002</text:p>
              </table:table-cell>
              <table:table-cell office:value-type="float" office:value="0.97127">
                <text:p>0.97127</text:p>
              </table:table-cell>
              <table:table-cell office:value-type="float" office:value="0.97228">
                <text:p>0.97228</text:p>
              </table:table-cell>
              <table:table-cell office:value-type="float" office:value="0.97277">
                <text:p>0.97277</text:p>
              </table:table-cell>
              <table:table-cell office:value-type="float" office:value="0.97418">
                <text:p>0.97418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cc1side-dblp</text:p>
                <draw:g>
                  <svg:desc>Sheet1.B5:Sheet1.B5</svg:desc>
                </draw:g>
              </table:table-cell>
              <table:table-cell office:value-type="float" office:value="0.26971">
                <text:p>0.26971</text:p>
                <draw:g>
                  <svg:desc>Sheet1.C5:Sheet1.O5</svg:desc>
                </draw:g>
              </table:table-cell>
              <table:table-cell office:value-type="float" office:value="0.42655">
                <text:p>0.42655</text:p>
              </table:table-cell>
              <table:table-cell office:value-type="float" office:value="0.65339">
                <text:p>0.65339</text:p>
              </table:table-cell>
              <table:table-cell office:value-type="float" office:value="0.81928">
                <text:p>0.81928</text:p>
              </table:table-cell>
              <table:table-cell office:value-type="float" office:value="0.90387">
                <text:p>0.90387</text:p>
              </table:table-cell>
              <table:table-cell office:value-type="float" office:value="0.93922">
                <text:p>0.93922</text:p>
              </table:table-cell>
              <table:table-cell office:value-type="float" office:value="0.96577">
                <text:p>0.96577</text:p>
              </table:table-cell>
              <table:table-cell office:value-type="float" office:value="0.96987">
                <text:p>0.96987</text:p>
              </table:table-cell>
              <table:table-cell office:value-type="float" office:value="0.97163">
                <text:p>0.97163</text:p>
              </table:table-cell>
              <table:table-cell office:value-type="float" office:value="0.972">
                <text:p>0.972</text:p>
              </table:table-cell>
              <table:table-cell office:value-type="float" office:value="0.97296">
                <text:p>0.97296</text:p>
              </table:table-cell>
              <table:table-cell office:value-type="float" office:value="0.97602">
                <text:p>0.97602</text:p>
              </table:table-cell>
              <table:table-cell office:value-type="float" office:value="0.97645">
                <text:p>0.97645</text:p>
              </table:table-cell>
            </table:table-row>
            <table:table-row>
              <table:table-cell office:value-type="string">
                <text:p>center</text:p>
                <draw:g>
                  <svg:desc>Sheet1.B6:Sheet1.B6</svg:desc>
                </draw:g>
              </table:table-cell>
              <table:table-cell office:value-type="float" office:value="0.84672">
                <text:p>0.84672</text:p>
                <draw:g>
                  <svg:desc>Sheet1.C6:Sheet1.O6</svg:desc>
                </draw:g>
              </table:table-cell>
              <table:table-cell office:value-type="float" office:value="0.87629">
                <text:p>0.87629</text:p>
              </table:table-cell>
              <table:table-cell office:value-type="float" office:value="0.91301">
                <text:p>0.91301</text:p>
              </table:table-cell>
              <table:table-cell office:value-type="float" office:value="0.93954">
                <text:p>0.93954</text:p>
              </table:table-cell>
              <table:table-cell office:value-type="float" office:value="0.96378">
                <text:p>0.96378</text:p>
              </table:table-cell>
              <table:table-cell office:value-type="float" office:value="0.97116">
                <text:p>0.97116</text:p>
              </table:table-cell>
              <table:table-cell office:value-type="float" office:value="0.97397">
                <text:p>0.97397</text:p>
              </table:table-cell>
              <table:table-cell office:value-type="float" office:value="0.97415">
                <text:p>0.97415</text:p>
              </table:table-cell>
              <table:table-cell office:value-type="float" office:value="0.97436">
                <text:p>0.97436</text:p>
              </table:table-cell>
              <table:table-cell office:value-type="float" office:value="0.9742">
                <text:p>0.9742</text:p>
              </table:table-cell>
              <table:table-cell office:value-type="float" office:value="0.97387">
                <text:p>0.97387</text:p>
              </table:table-cell>
              <table:table-cell office:value-type="float" office:value="0.97532">
                <text:p>0.97532</text:p>
              </table:table-cell>
              <table:table-cell office:value-type="float" office:value="0.97483">
                <text:p>0.97483</text:p>
              </table:table-cell>
            </table:table-row>
            <table:table-row>
              <table:table-cell office:value-type="string">
                <text:p>MergCenter</text:p>
                <draw:g>
                  <svg:desc>Sheet1.B7:Sheet1.B7</svg:desc>
                </draw:g>
              </table:table-cell>
              <table:table-cell office:value-type="float" office:value="0.03586">
                <text:p>0.03586</text:p>
                <draw:g>
                  <svg:desc>Sheet1.C7:Sheet1.O7</svg:desc>
                </draw:g>
              </table:table-cell>
              <table:table-cell office:value-type="float" office:value="0.03922">
                <text:p>0.03922</text:p>
              </table:table-cell>
              <table:table-cell office:value-type="float" office:value="0.07254">
                <text:p>0.07254</text:p>
              </table:table-cell>
              <table:table-cell office:value-type="float" office:value="0.32596">
                <text:p>0.32596</text:p>
              </table:table-cell>
              <table:table-cell office:value-type="float" office:value="0.77345">
                <text:p>0.77345</text:p>
              </table:table-cell>
              <table:table-cell office:value-type="float" office:value="0.90416">
                <text:p>0.90416</text:p>
              </table:table-cell>
              <table:table-cell office:value-type="float" office:value="0.95461">
                <text:p>0.95461</text:p>
              </table:table-cell>
              <table:table-cell office:value-type="float" office:value="0.96329">
                <text:p>0.96329</text:p>
              </table:table-cell>
              <table:table-cell office:value-type="float" office:value="0.9661">
                <text:p>0.9661</text:p>
              </table:table-cell>
              <table:table-cell office:value-type="float" office:value="0.96766">
                <text:p>0.96766</text:p>
              </table:table-cell>
              <table:table-cell office:value-type="float" office:value="0.96879">
                <text:p>0.96879</text:p>
              </table:table-cell>
              <table:table-cell office:value-type="float" office:value="0.97288">
                <text:p>0.97288</text:p>
              </table:table-cell>
              <table:table-cell office:value-type="float" office:value="0.97483">
                <text:p>0.97483</text:p>
              </table:table-cell>
            </table:table-row>
            <table:table-row>
              <table:table-cell office:value-type="string">
                <text:p>star1</text:p>
                <draw:g>
                  <svg:desc>Sheet1.B8:Sheet1.B8</svg:desc>
                </draw:g>
              </table:table-cell>
              <table:table-cell office:value-type="float" office:value="0.05491">
                <text:p>0.05491</text:p>
                <draw:g>
                  <svg:desc>Sheet1.C8:Sheet1.O8</svg:desc>
                </draw:g>
              </table:table-cell>
              <table:table-cell office:value-type="float" office:value="0.13385">
                <text:p>0.13385</text:p>
              </table:table-cell>
              <table:table-cell office:value-type="float" office:value="0.33599">
                <text:p>0.33599</text:p>
              </table:table-cell>
              <table:table-cell office:value-type="float" office:value="0.57103">
                <text:p>0.57103</text:p>
              </table:table-cell>
              <table:table-cell office:value-type="float" office:value="0.74169">
                <text:p>0.74169</text:p>
              </table:table-cell>
              <table:table-cell office:value-type="float" office:value="0.8122">
                <text:p>0.8122</text:p>
              </table:table-cell>
              <table:table-cell office:value-type="float" office:value="0.86481">
                <text:p>0.86481</text:p>
              </table:table-cell>
              <table:table-cell office:value-type="float" office:value="0.87173">
                <text:p>0.87173</text:p>
              </table:table-cell>
              <table:table-cell office:value-type="float" office:value="0.87394">
                <text:p>0.87394</text:p>
              </table:table-cell>
              <table:table-cell office:value-type="float" office:value="0.87464">
                <text:p>0.87464</text:p>
              </table:table-cell>
              <table:table-cell office:value-type="float" office:value="0.875">
                <text:p>0.875</text:p>
              </table:table-cell>
              <table:table-cell office:value-type="float" office:value="0.88608">
                <text:p>0.88608</text:p>
              </table:table-cell>
              <table:table-cell office:value-type="float" office:value="0.88555">
                <text:p>0.88555</text:p>
              </table:table-cell>
            </table:table-row>
            <table:table-row>
              <table:table-cell office:value-type="string">
                <text:p>star2</text:p>
                <draw:g>
                  <svg:desc>Sheet1.B9:Sheet1.B9</svg:desc>
                </draw:g>
              </table:table-cell>
              <table:table-cell office:value-type="float" office:value="0.05642">
                <text:p>0.05642</text:p>
                <draw:g>
                  <svg:desc>Sheet1.C9:Sheet1.O9</svg:desc>
                </draw:g>
              </table:table-cell>
              <table:table-cell office:value-type="float" office:value="0.15452">
                <text:p>0.15452</text:p>
              </table:table-cell>
              <table:table-cell office:value-type="float" office:value="0.38798">
                <text:p>0.38798</text:p>
              </table:table-cell>
              <table:table-cell office:value-type="float" office:value="0.59636">
                <text:p>0.59636</text:p>
              </table:table-cell>
              <table:table-cell office:value-type="float" office:value="0.74866">
                <text:p>0.74866</text:p>
              </table:table-cell>
              <table:table-cell office:value-type="float" office:value="0.8147">
                <text:p>0.8147</text:p>
              </table:table-cell>
              <table:table-cell office:value-type="float" office:value="0.86516">
                <text:p>0.86516</text:p>
              </table:table-cell>
              <table:table-cell office:value-type="float" office:value="0.87208">
                <text:p>0.87208</text:p>
              </table:table-cell>
              <table:table-cell office:value-type="float" office:value="0.87394">
                <text:p>0.87394</text:p>
              </table:table-cell>
              <table:table-cell office:value-type="float" office:value="0.87464">
                <text:p>0.87464</text:p>
              </table:table-cell>
              <table:table-cell office:value-type="float" office:value="0.875">
                <text:p>0.875</text:p>
              </table:table-cell>
              <table:table-cell office:value-type="float" office:value="0.88608">
                <text:p>0.88608</text:p>
              </table:table-cell>
              <table:table-cell office:value-type="float" office:value="0.88555">
                <text:p>0.88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